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-0" table:style-name="ta1">
        <table:shapes>
          <draw:frame draw:z-index="0" draw:style-name="gr1" draw:text-style-name="P1" svg:width="159.99mm" svg:height="89.99mm" svg:x="69.76mm" svg:y="1mm">
            <draw:object draw:notify-on-update-of-ranges="'statistics-0'.A1:'statistics-0'.A1 'statistics-0'.A2:'statistics-0'.A1002 'statistics-0'.C1:'statistics-0'.C1 'statistics-0'.C2:'statistics-0'.C1002 'statistics-0'.A1:'statistics-0'.A1 'statistics-0'.A2:'statistics-0'.A1002 'statistics-0'.D1:'statistics-0'.D1 'statistics-0'.D2:'statistics-0'.D1002 'statistics-0'.A1:'statistics-0'.A1 'statistics-0'.A2:'statistics-0'.A1002 'statistics-0'.E1:'statistics-0'.E1 'statistics-0'.E2:'statistics-0'.E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Prop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Prop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vProp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Prop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vProp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vProp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vProp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vProp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vProp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Prop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vProp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vProp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vProp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vProp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vProp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vProp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vProp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vProp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vProp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vProp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vProp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vProp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vProp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vProp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vProp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vProp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vProp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vProp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vProp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Prop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Prop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Prop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Prop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Prop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2" calcext:value-type="float">
            <text:p>62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Prop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Prop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vProp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vProp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vProp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vProp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vProp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vProp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vProp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nvProp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6" calcext:value-type="float">
            <text:p>76</text:p>
          </table:table-cell>
          <table:table-cell office:value-type="float" office:value="155" calcext:value-type="float">
            <text:p>15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vProp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vProp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nvProp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nvProp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vProp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nvProp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6" calcext:value-type="float">
            <text:p>76</text:p>
          </table:table-cell>
          <table:table-cell office:value-type="float" office:value="161" calcext:value-type="float">
            <text:p>16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vProp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nvProp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nvProp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nvProp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vProp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nvProp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nvProp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nvProp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nvProp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nvProp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nvProp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nvProp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nvProp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nvProp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nvProp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nvProp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nvProp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90" calcext:value-type="float">
            <text:p>90</text:p>
          </table:table-cell>
          <table:table-cell office:value-type="float" office:value="181" calcext:value-type="float">
            <text:p>18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nvProp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nvProp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nvProp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nvProp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vPro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vPro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nvPro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vPro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nvPro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nvProp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5" calcext:value-type="float">
            <text:p>105</text:p>
          </table:table-cell>
          <table:table-cell office:value-type="float" office:value="203" calcext:value-type="float">
            <text:p>20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5" calcext:value-type="float">
            <text:p>105</text:p>
          </table:table-cell>
          <table:table-cell office:value-type="float" office:value="203" calcext:value-type="float">
            <text:p>20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5" calcext:value-type="float">
            <text:p>105</text:p>
          </table:table-cell>
          <table:table-cell office:value-type="float" office:value="203" calcext:value-type="float">
            <text:p>20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nvProp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vProp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vProp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03" calcext:value-type="float">
            <text:p>103</text:p>
          </table:table-cell>
          <table:table-cell office:value-type="float" office:value="203" calcext:value-type="float">
            <text:p>20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nvProp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vProp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nvProp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1" calcext:value-type="float">
            <text:p>111</text:p>
          </table:table-cell>
          <table:table-cell office:value-type="float" office:value="211" calcext:value-type="float">
            <text:p>21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1" calcext:value-type="float">
            <text:p>111</text:p>
          </table:table-cell>
          <table:table-cell office:value-type="float" office:value="211" calcext:value-type="float">
            <text:p>21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1" calcext:value-type="float">
            <text:p>111</text:p>
          </table:table-cell>
          <table:table-cell office:value-type="float" office:value="211" calcext:value-type="float">
            <text:p>21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nvProp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nvProp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vProp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vProp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nvProp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vProp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4" calcext:value-type="float">
            <text:p>114</text:p>
          </table:table-cell>
          <table:table-cell office:value-type="float" office:value="216" calcext:value-type="float">
            <text:p>2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nvProp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vProp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vProp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vProp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nvProp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nvProp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21" calcext:value-type="float">
            <text:p>121</text:p>
          </table:table-cell>
          <table:table-cell office:value-type="float" office:value="228" calcext:value-type="float">
            <text:p>22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21" calcext:value-type="float">
            <text:p>121</text:p>
          </table:table-cell>
          <table:table-cell office:value-type="float" office:value="228" calcext:value-type="float">
            <text:p>22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21" calcext:value-type="float">
            <text:p>121</text:p>
          </table:table-cell>
          <table:table-cell office:value-type="float" office:value="228" calcext:value-type="float">
            <text:p>22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nvProp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nvProp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21" calcext:value-type="float">
            <text:p>121</text:p>
          </table:table-cell>
          <table:table-cell office:value-type="float" office:value="228" calcext:value-type="float">
            <text:p>22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nvProp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vProp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vProp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TrivRep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Maj-1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Dist-1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Assoc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CompAss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Relev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Subst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Maj-2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Dist-2</text:p>
          </table:table-cell>
          <table:table-cell office:value-type="float" office:value="129" calcext:value-type="float">
            <text:p>129</text:p>
          </table:table-cell>
          <table:table-cell office:value-type="float" office:value="234" calcext:value-type="float">
            <text:p>234</text:p>
          </table:table-cell>
          <table:table-cell office:value-type="float" office:value="365" calcext:value-type="float">
            <text:p>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24T02:01:00.223019931</dc:date>
    <meta:editing-duration>PT4M7S</meta:editing-duration>
    <meta:editing-cycles>1</meta:editing-cycles>
    <meta:document-statistic meta:table-count="1" meta:cell-count="4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99cm" svg:y="0.316cm" chart:style-name="ch2">
          <text:p>Node Count History  -  aig_7_min.aag</text:p>
        </chart:title>
        <chart:legend chart:legend-position="end" svg:x="13.492cm" svg:y="3.703cm" style:legend-expansion="high" chart:style-name="ch3"/>
        <chart:plot-area chart:style-name="ch4" table:cell-range-address="'statistics-0'.A1:'statistics-0'.A1002 'statistics-0'.C1:'statistics-0'.E1002" chart:data-source-has-labels="row" svg:x="1.331cm" svg:y="1.275cm" svg:width="11.841cm" svg:height="6.564cm">
          <chartooo:coordinate-region svg:x="2.138cm" svg:y="1.474cm" svg:width="10.755cm" svg:height="5.718cm"/>
          <chart:axis chart:dimension="x" chart:name="primary-x" chart:style-name="ch5">
            <chart:title svg:x="6.479cm" svg:y="8.019cm" chart:style-name="ch6">
              <text:p># Iteration</text:p>
            </chart:title>
          </chart:axis>
          <chart:axis chart:dimension="y" chart:name="primary-y" chart:style-name="ch5">
            <chart:title svg:x="0.451cm" svg:y="5.223cm" chart:style-name="ch7">
              <text:p># Nodes</text:p>
            </chart:title>
            <chart:grid chart:style-name="ch8" chart:class="major"/>
          </chart:axis>
          <chart:series chart:style-name="ch9" chart:values-cell-range-address="'statistics-0'.C2:'statistics-0'.C1002" chart:label-cell-address="'statistics-0'.C1:'statistics-0'.C1" chart:class="chart:scatter">
            <chart:domain table:cell-range-address="'statistics-0'.A2:'statistics-0'.A1002"/>
            <chart:data-point chart:repeated="1001"/>
          </chart:series>
          <chart:series chart:style-name="ch10" chart:values-cell-range-address="'statistics-0'.D2:'statistics-0'.D1002" chart:label-cell-address="'statistics-0'.D1:'statistics-0'.D1" chart:class="chart:scatter">
            <chart:data-point chart:repeated="1001"/>
          </chart:series>
          <chart:series chart:style-name="ch11" chart:values-cell-range-address="'statistics-0'.E2:'statistics-0'.E1002" chart:label-cell-address="'statistics-0'.E1:'statistics-0'.E1" chart:class="chart:scatter">
            <chart:data-point chart:repeated="10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Inverter</text:p>
                <draw:g>
                  <svg:desc>'statistics-0'.C1:'statistics-0'.C1</svg:desc>
                </draw:g>
              </table:table-cell>
              <table:table-cell office:value-type="string">
                <text:p>Other</text:p>
                <draw:g>
                  <svg:desc>'statistics-0'.D1:'statistics-0'.D1</svg:desc>
                </draw:g>
              </table:table-cell>
              <table:table-cell office:value-type="string">
                <text:p>Total</text:p>
                <draw:g>
                  <svg:desc>'statistics-0'.E1:'statistics-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tatistics-0'.A2:'statistics-0'.A1002</svg:desc>
                </draw:g>
              </table:table-cell>
              <table:table-cell office:value-type="float" office:value="79">
                <text:p>79</text:p>
                <draw:g>
                  <svg:desc>'statistics-0'.C2:'statistics-0'.C1002</svg:desc>
                </draw:g>
              </table:table-cell>
              <table:table-cell office:value-type="float" office:value="96">
                <text:p>96</text:p>
                <draw:g>
                  <svg:desc>'statistics-0'.D2:'statistics-0'.D1002</svg:desc>
                </draw:g>
              </table:table-cell>
              <table:table-cell office:value-type="float" office:value="177">
                <text:p>177</text:p>
                <draw:g>
                  <svg:desc>'statistics-0'.E2:'statistics-0'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1">
                <text:p>1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23">
                <text:p>12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23">
                <text:p>12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123">
                <text:p>12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23">
                <text:p>1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23">
                <text:p>1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23">
                <text:p>1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37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45">
                <text:p>14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45">
                <text:p>1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">
                <text:p>40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">
                <text:p>43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55">
                <text:p>15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55">
                <text:p>15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55">
                <text:p>15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">
                <text:p>47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">
                <text:p>49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161">
                <text:p>1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61">
                <text:p>1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61">
                <text:p>1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161">
                <text:p>1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">
                <text:p>56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161">
                <text:p>1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">
                <text:p>57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2">
                <text:p>62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">
                <text:p>63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">
                <text:p>64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">
                <text:p>65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">
                <text:p>66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">
                <text:p>67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81">
                <text:p>18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">
                <text:p>69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">
                <text:p>70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">
                <text:p>71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">
                <text:p>73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">
                <text:p>75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">
                <text:p>76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1">
                <text:p>20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5">
                <text:p>2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">
                <text:p>77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203">
                <text:p>20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203">
                <text:p>20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203">
                <text:p>20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203">
                <text:p>20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2">
                <text:p>82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">
                <text:p>83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211">
                <text:p>21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211">
                <text:p>21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211">
                <text:p>21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">
                <text:p>84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211">
                <text:p>21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7">
                <text:p>21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6">
                <text:p>86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216">
                <text:p>2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">
                <text:p>90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">
                <text:p>91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">
                <text:p>92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">
                <text:p>93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4">
                <text:p>94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">
                <text:p>95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228">
                <text:p>22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228">
                <text:p>22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228">
                <text:p>22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6">
                <text:p>96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7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228">
                <text:p>22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">
                <text:p>98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34">
                <text:p>2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34">
                <text:p>2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34">
                <text:p>2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34">
                <text:p>2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34">
                <text:p>2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34">
                <text:p>2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34">
                <text:p>2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34">
                <text:p>2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">
                <text:p>99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">
                <text:p>100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365">
                <text:p>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